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Week 3 exercise 1</text:p>
      <text:p text:style-name="Normal">bmi &lt;- function(weight, height) {</text:p>
      <text:p text:style-name="Normal"><text:s text:c="2"/>coef &lt;- weight / (height * height)</text:p>
      <text:p text:style-name="Normal"><text:s text:c="2"/>bmi &lt;- c(coef)</text:p>
      <text:p text:style-name="Normal">}</text:p>
      <text:p text:style-name="Normal">#-----------------------------------------------------------------------------</text:p>
      <text:p text:style-name="Normal"># Week 3 exercise 2</text:p>
      <text:p text:style-name="Normal"># You are not allowed to use the function "cumprod" in your solution!</text:p>
      <text:p text:style-name="Normal"># You are, however, allowed use the function "prod".<text:s/></text:p>
      <text:p text:style-name="Normal">cprod &lt;- function(x) {</text:p>
      <text:p text:style-name="Normal"><text:s text:c="2"/>nr &lt;- length(x)</text:p>
      <text:p text:style-name="Normal"><text:s text:c="4"/>if (nr &gt; 1) {</text:p>
      <text:p text:style-name="Normal"><text:s text:c="4"/>for (i in 2:nr){</text:p>
      <text:p text:style-name="Normal"><text:s text:c="6"/>x[i] &lt;- x[i]*x[i-1]</text:p>
      <text:p text:style-name="Normal"><text:s text:c="2"/>}}</text:p>
      <text:p text:style-name="Normal"><text:s text:c="2"/>x</text:p>
      <text:p text:style-name="Normal">}</text:p>
      <text:p text:style-name="Normal">#-----------------------------------------------------------------------------</text:p>
      <text:p text:style-name="Normal"># Week 3 exercise 3</text:p>
      <text:p text:style-name="Normal">library(datasets)</text:p>
      <text:p text:style-name="Normal"># a) mean petal length: setosa, versicolor, virginica</text:p>
      <text:p text:style-name="Normal">a &lt;- c(mean(iris[iris$Species == "setosa",]$Petal.Length), mean(iris[iris$Species == "versivolor",]$Petal.Length), mean(iris[iris$Species == "virginica",]$Petal.Length))</text:p>
      <text:p text:style-name="Normal"/>
      <text:p text:style-name="Normal"># b) largest sepal lengths: setosa, versicolor, virginica.</text:p>
      <text:p text:style-name="Normal">newsetosa &lt;- (subset(iris, iris$Species == "setosa" &amp; iris$Sepal.Width&lt;3.2))</text:p>
      <text:p text:style-name="Normal">newversicolor &lt;- (subset(iris, iris$Species == "versicolor" &amp; iris$Sepal.Width&lt;3.2))</text:p>
      <text:p text:style-name="Normal">newvirginica &lt;- (subset(iris, iris$Species == "virginica" &amp; iris$Sepal.Width&lt;3.2))</text:p>
      <text:p text:style-name="Normal"/>
      <text:p text:style-name="Normal">max1 &lt;- max(newsetosa$Sepal.Length, na.rm = TRUE)</text:p>
      <text:p text:style-name="Normal">max2 &lt;- max(newversicolor$Sepal.Length, na.rm = TRUE)</text:p>
      <text:soft-page-break/>
      <text:p text:style-name="Normal">max3 &lt;- max(newvirginica$Sepal.Length, na.rm = TRUE)</text:p>
      <text:p text:style-name="Normal"/>
      <text:p text:style-name="Normal">b &lt;- c(max1, max2, max3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we, Diana A</meta:initial-creator>
    <dc:creator>Crowe, Diana A</dc:creator>
    <meta:creation-date>2020-09-26T07:00:00Z</meta:creation-date>
    <dc:date>2020-09-26T07:03:00Z</dc:date>
    <meta:template xlink:href="Normal.dotm" xlink:type="simple"/>
    <meta:editing-cycles>1</meta:editing-cycles>
    <meta:editing-duration>PT180S</meta:editing-duration>
    <meta:document-statistic meta:page-count="2" meta:paragraph-count="2" meta:word-count="191" meta:character-count="1278" meta:row-count="9" meta:non-whitespace-character-count="1089"/>
  </office:meta>
</office:document-meta>
</file>